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Medium" svg:font-family="'Lat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ddff" draw:textarea-horizontal-align="justify" draw:textarea-vertical-align="middle" draw:auto-grow-height="false" fo:min-height="3.75cm" fo:min-width="0cm"/>
    </style:style>
    <style:style style:name="gr2" style:family="graphic" style:parent-style-name="standard">
      <style:graphic-properties draw:stroke="none" draw:fill="solid" draw:fill-color="#ffccff" draw:textarea-horizontal-align="justify" draw:textarea-vertical-align="middle" draw:auto-grow-height="false" fo:min-height="3.75cm" fo:min-width="0cm"/>
    </style:style>
    <style:style style:name="gr3" style:family="graphic" style:parent-style-name="standard">
      <style:graphic-properties draw:stroke="none" draw:fill="solid" draw:fill-color="#ffccff" draw:textarea-horizontal-align="justify" draw:textarea-vertical-align="middle" draw:auto-grow-height="false" fo:min-height="3.75cm" fo:min-width="0.7cm"/>
    </style:style>
    <style:style style:name="gr4" style:family="graphic" style:parent-style-name="standard">
      <style:graphic-properties draw:stroke="none" draw:fill="solid" draw:fill-color="#ffccff" draw:textarea-horizontal-align="justify" draw:textarea-vertical-align="middle" draw:auto-grow-height="false" fo:min-height="3.75cm" fo:min-width="0.2cm"/>
    </style:style>
    <style:style style:name="gr5" style:family="graphic" style:parent-style-name="standard">
      <style:graphic-properties draw:stroke="none" draw:fill="solid" draw:fill-color="#ffddff" draw:textarea-horizontal-align="justify" draw:textarea-vertical-align="middle" draw:auto-grow-height="false" fo:min-height="3.75cm" fo:min-width="0.8cm"/>
    </style:style>
    <style:style style:name="gr6" style:family="graphic" style:parent-style-name="standard">
      <style:graphic-properties draw:stroke="none" draw:fill="solid" draw:fill-color="#ffddff" draw:textarea-horizontal-align="justify" draw:textarea-vertical-align="middle" draw:auto-grow-height="false" fo:min-height="3.75cm" fo:min-width="0.7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25cm" fo:min-width="1.5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084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 draw:shadow="hidden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075cm" draw:marker-end-width="0.075cm" draw:fill="none" draw:textarea-vertical-align="middle" fo:padding-top="0.15cm" fo:padding-bottom="0.15cm" fo:padding-left="0.275cm" fo:padding-right="0.275cm" draw:shadow="hidden"/>
    </style:style>
    <style:style style:name="gr14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 draw:shadow="hidden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6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standard">
      <style:graphic-properties svg:stroke-width="0.05cm" svg:stroke-color="#000000" draw:marker-start-width="0.075cm" draw:marker-end-width="0.075cm" draw:fill="solid" draw:fill-color="#fff5ed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18" style:family="graphic" style:parent-style-name="standard">
      <style:graphic-properties draw:stroke="none" svg:stroke-color="#000000" draw:fill="none" draw:fill-color="#ffffff" fo:min-height="0.357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69cm" draw:shadow="hidden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0000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2.2cm" fo:min-width="1.45cm" fo:padding-top="0.15cm" fo:padding-bottom="0.15cm" fo:padding-left="0.275cm" fo:padding-right="0.275cm"/>
      <style:paragraph-properties style:writing-mode="lr-tb"/>
    </style:style>
    <style:style style:name="gr25" style:family="graphic" style:parent-style-name="objectwithoutfill">
      <style:graphic-properties svg:stroke-width="0.05cm" svg:stroke-color="#000000" draw:marker-start-width="0.075cm" draw:marker-end-width="0.075cm" svg:stroke-linecap="round" draw:fill="none" draw:textarea-vertical-align="middle" fo:padding-top="0.15cm" fo:padding-bottom="0.15cm" fo:padding-left="0.275cm" fo:padding-right="0.275cm" draw:shadow="hidden"/>
    </style:style>
    <style:style style:name="gr26" style:family="graphic" style:parent-style-name="standard">
      <style:graphic-properties svg:stroke-width="0.05cm" svg:stroke-color="#000000" draw:marker-start-width="0.075cm" draw:marker-end-width="0.0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7" style:family="graphic" style:parent-style-name="objectwithoutfill">
      <style:graphic-properties svg:stroke-width="0.05cm" svg:stroke-color="#000000" draw:marker-start-width="0.275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fill="solid" draw:fill-color="#fff5ed" draw:textarea-horizontal-align="justify" draw:textarea-vertical-align="middle" draw:auto-grow-height="false" fo:min-height="1.2cm" fo:min-width="0.45cm" fo:padding-top="0.15cm" fo:padding-bottom="0.15cm" fo:padding-left="0.275cm" fo:padding-right="0.275cm" draw:shadow="hidden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357cm" fo:padding-left="0cm" draw:shadow="hidden"/>
      <style:paragraph-properties style:writing-mode="lr-tb"/>
    </style:style>
    <style:style style:name="gr30" style:family="graphic" style:parent-style-name="standard">
      <style:graphic-properties draw:stroke="none" draw:fill="solid" draw:fill-color="#ffccff" draw:textarea-horizontal-align="justify" draw:textarea-vertical-align="middle" draw:auto-grow-height="false" fo:min-height="3.75cm" fo:min-width="0.8cm"/>
    </style:style>
    <style:style style:name="gr31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3" style:family="graphic" style:parent-style-name="standard">
      <style:graphic-properties draw:stroke="none" draw:fill="solid" draw:fill-color="#ffddff" draw:textarea-horizontal-align="justify" draw:textarea-vertical-align="middle" draw:auto-grow-height="false" fo:min-height="3.75cm" fo:min-width="1cm"/>
    </style:style>
    <style:style style:name="P1" style:family="paragraph">
      <loext:graphic-properties draw:fill="solid" draw:fill-color="#ffddff"/>
      <style:paragraph-properties fo:text-align="center"/>
    </style:style>
    <style:style style:name="P2" style:family="paragraph">
      <loext:graphic-properties draw:fill="solid" draw:fill-color="#ffccff"/>
      <style:paragraph-properties fo:text-align="center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="solid" draw:fill-color="#fff5ed"/>
      <style:paragraph-properties fo:text-align="center" style:writing-mode="lr-tb"/>
      <style:text-properties fo:font-size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5e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9pt" fo:font-weight="normal" style:font-weight-asian="normal" style:font-weight-complex="normal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9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/>
      <style:text-properties style:font-name="Lato Medium" fo:font-size="14pt" fo:font-weight="normal"/>
    </style:style>
    <style:style style:name="P17" style:family="paragraph">
      <loext:graphic-properties draw:fill="none" draw:fill-color="#ffffff"/>
      <style:paragraph-properties fo:text-align="center"/>
      <style:text-properties style:font-name="Lato Medium" fo:font-size="14pt" fo:font-weight="normal"/>
    </style:style>
    <style:style style:name="P18" style:family="paragraph">
      <style:paragraph-properties fo:text-align="end">
        <style:tab-stops/>
      </style:paragraph-properties>
      <style:text-properties style:font-name="Lato Medium" fo:font-size="14pt" fo:font-weight="normal"/>
    </style:style>
    <style:style style:name="P19" style:family="paragraph">
      <loext:graphic-properties draw:fill="none" draw:fill-color="#ffffff"/>
      <style:paragraph-properties fo:text-align="end">
        <style:tab-stops/>
      </style:paragraph-properties>
      <style:text-properties style:font-name="Lato Medium" fo:font-size="14pt" fo:font-weight="normal"/>
    </style:style>
    <style:style style:name="P20" style:family="paragraph">
      <style:paragraph-properties fo:text-align="center">
        <style:tab-stops/>
      </style:paragraph-properties>
      <style:text-properties style:font-name="Lato Medium" fo:font-size="14pt" fo:font-weight="normal"/>
    </style:style>
    <style:style style:name="P21" style:family="paragraph">
      <loext:graphic-properties draw:fill="none" draw:fill-color="#ffffff"/>
      <style:paragraph-properties fo:text-align="center">
        <style:tab-stops/>
      </style:paragraph-properties>
      <style:text-properties style:font-name="Lato Medium" fo:font-size="14pt" fo:font-weight="normal"/>
    </style:style>
    <style:style style:name="T1" style:family="text">
      <style:text-properties fo:font-size="10pt"/>
    </style:style>
    <style:style style:name="T2" style:family="text">
      <style:text-properties fo:font-size="9pt"/>
    </style:style>
    <style:style style:name="T3" style:family="text">
      <style:text-properties fo:font-size="9pt" fo:font-weight="normal" style:font-weight-asian="normal" style:font-weight-complex="normal"/>
    </style:style>
    <style:style style:name="T4" style:family="text">
      <style:text-properties style:font-name="Lato Medium" fo:font-size="14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cm" svg:height="4cm" svg:x="14.3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4cm" svg:x="14.6cm" svg:y="2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4cm" svg:x="15.1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cm" svg:height="4cm" svg:x="15.3cm" svg:y="2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4cm" svg:x="8cm" svg:y="2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cm" svg:height="4cm" svg:x="8.7cm" svg:y="2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4cm" svg:x="6.3cm" svg:y="2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4cm" svg:x="4.5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4cm" svg:x="4cm" svg:y="2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cm" svg:height="1cm" svg:x="7.5cm" svg:y="12.5cm">
          <text:p text:style-name="P3"><text:span text:style-name="T1">p</text:span><text:span text:style-name="T1">u</text:span><text:span text:style-name="T1">l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draw:transform="rotate (-1.5707963267949) translate (5.8cm 1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2cm" svg:height="2.5cm" svg:x="4.5cm" svg:y="2.519cm">
          <text:p text:style-name="P3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draw:transform="rotate (1.5707963267949) translate (8cm 3.5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8cm" svg:y1="3.019cm" svg:x2="6.5cm" svg:y2="3.019cm">
          <text:p/>
        </draw:line>
        <draw:custom-shape draw:style-name="gr11" draw:text-style-name="P5" draw:layer="layout" svg:width="1cm" svg:height="1cm" draw:transform="rotate (-1.5707963267949) translate (6.3cm 5.8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1.5cm" svg:height="1cm" svg:x="9.5cm" svg:y="5.519cm">
          <text:p text:style-name="P3"><text:span text:style-name="T1">Pulse </text:span><text:span text:style-name="T1">gen.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2.5cm" svg:x="12cm" svg:y="5.519cm">
          <text:p text:style-name="P3"><text:span text:style-name="T1">ADS</text:span><text:span text:style-name="T1">R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1cm" svg:y1="6.019cm" svg:x2="12cm" svg:y2="6.019cm">
          <text:p/>
        </draw:line>
        <draw:g>
          <draw:line draw:style-name="gr14" draw:text-style-name="P7" draw:layer="layout" svg:x1="11.2cm" svg:y1="5.319cm" svg:x2="11.3cm" svg:y2="5.319cm">
            <text:p/>
          </draw:line>
          <draw:line draw:style-name="gr14" draw:text-style-name="P7" draw:layer="layout" svg:x1="11.3cm" svg:y1="5.819cm" svg:x2="11.3cm" svg:y2="5.319cm">
            <text:p/>
          </draw:line>
          <draw:line draw:style-name="gr14" draw:text-style-name="P7" draw:layer="layout" svg:x1="11.4cm" svg:y1="5.819cm" svg:x2="11.3cm" svg:y2="5.819cm">
            <text:p/>
          </draw:line>
          <draw:path draw:style-name="gr14" draw:text-style-name="P7" draw:layer="layout" svg:width="0.538cm" svg:height="0.125cm" draw:transform="rotate (1.19205987911213) translate (11.2838280204342cm 5.77276955447851cm)" svg:viewBox="0 0 539 126" svg:d="M539 126c-74-186-167-149-539-1">
            <text:p/>
          </draw:path>
          <draw:line draw:style-name="gr14" draw:text-style-name="P7" draw:layer="controls" svg:x1="11.7cm" svg:y1="5.319cm" svg:x2="11.6cm" svg:y2="5.319cm">
            <text:p/>
          </draw:line>
        </draw:g>
        <draw:line draw:style-name="gr13" draw:text-style-name="P7" draw:layer="controls" svg:x1="4.5cm" svg:y1="6.319cm" svg:x2="5.3cm" svg:y2="6.319cm">
          <text:p/>
        </draw:line>
        <draw:g>
          <draw:line draw:style-name="gr14" draw:text-style-name="P7" draw:layer="controls" svg:x1="7.9cm" svg:y1="5.8cm" svg:x2="8cm" svg:y2="5.8cm">
            <text:p/>
          </draw:line>
          <draw:line draw:style-name="gr14" draw:text-style-name="P7" draw:layer="controls" svg:x1="8cm" svg:y1="5.3cm" svg:x2="8cm" svg:y2="5.8cm">
            <text:p/>
          </draw:line>
          <draw:line draw:style-name="gr14" draw:text-style-name="P7" draw:layer="controls" svg:x1="9cm" svg:y1="5.3cm" svg:x2="8cm" svg:y2="5.3cm">
            <text:p/>
          </draw:line>
          <draw:line draw:style-name="gr14" draw:text-style-name="P7" draw:layer="controls" svg:x1="9cm" svg:y1="5.8cm" svg:x2="9cm" svg:y2="5.3cm">
            <text:p/>
          </draw:line>
          <draw:line draw:style-name="gr14" draw:text-style-name="P7" draw:layer="controls" svg:x1="9.2cm" svg:y1="5.8cm" svg:x2="9cm" svg:y2="5.8cm">
            <text:p/>
          </draw:line>
        </draw:g>
        <draw:custom-shape draw:style-name="gr15" draw:text-style-name="P8" draw:layer="controls" svg:width="0.2cm" svg:height="0.2cm" svg:x="7.1cm" svg:y="6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controls" svg:width="0.2cm" svg:height="0.2cm" svg:x="7.1cm" svg:y="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controls" svg:width="0.2cm" svg:height="0.2cm" svg:x="7.6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controls" svg:x1="7.6cm" svg:y1="6.079cm" svg:x2="7.3cm" svg:y2="6.259cm">
          <text:p/>
        </draw:line>
        <draw:line draw:style-name="gr16" draw:text-style-name="P7" draw:layer="controls" svg:x1="7.8cm" svg:y1="6.019cm" svg:x2="8cm" svg:y2="6.019cm">
          <text:p/>
        </draw:line>
        <draw:line draw:style-name="gr16" draw:text-style-name="P7" draw:layer="controls" svg:x1="7cm" svg:y1="5.719cm" svg:x2="7.1cm" svg:y2="5.719cm">
          <text:p/>
        </draw:line>
        <draw:line draw:style-name="gr16" draw:text-style-name="P7" draw:layer="controls" svg:x1="7cm" svg:y1="6.319cm" svg:x2="7.1cm" svg:y2="6.319cm">
          <text:p/>
        </draw:line>
        <draw:line draw:style-name="gr13" draw:text-style-name="P7" draw:layer="controls" svg:x1="6.3cm" svg:y1="6.319cm" svg:x2="7cm" svg:y2="6.319cm">
          <text:p/>
        </draw:line>
        <draw:line draw:style-name="gr16" draw:text-style-name="P7" draw:layer="controls" svg:x1="7cm" svg:y1="5.719cm" svg:x2="6cm" svg:y2="5.719cm">
          <text:p/>
        </draw:line>
        <draw:line draw:style-name="gr16" draw:text-style-name="P7" draw:layer="controls" svg:x1="6cm" svg:y1="5.019cm" svg:x2="6cm" svg:y2="5.719cm">
          <text:p/>
        </draw:line>
        <draw:line draw:style-name="gr16" draw:text-style-name="P7" draw:layer="controls" svg:x1="8cm" svg:y1="6.019cm" svg:x2="9.5cm" svg:y2="6.019cm">
          <text:p/>
        </draw:line>
        <draw:custom-shape draw:style-name="gr17" draw:text-style-name="P8" draw:layer="controls" svg:width="0.2cm" svg:height="0.2cm" svg:x="11.8cm" svg:y="5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controls" svg:x1="12cm" svg:y1="7.519cm" svg:x2="9cm" svg:y2="7.519cm">
          <text:p/>
        </draw:line>
        <draw:custom-shape draw:style-name="gr17" draw:text-style-name="P8" draw:layer="controls" svg:width="0.2cm" svg:height="0.2cm" svg:x="11.8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controls" svg:x1="9cm" svg:y1="2.819cm" svg:x2="15cm" svg:y2="2.819cm">
          <text:p/>
        </draw:line>
        <draw:line draw:style-name="gr16" draw:text-style-name="P7" draw:layer="controls" svg:x1="15cm" svg:y1="6.019cm" svg:x2="14cm" svg:y2="6.019cm">
          <text:p/>
        </draw:line>
        <draw:line draw:style-name="gr13" draw:text-style-name="P7" draw:layer="controls" svg:x1="15cm" svg:y1="2.819cm" svg:x2="15cm" svg:y2="6.019cm">
          <text:p/>
        </draw:line>
        <draw:g>
          <draw:line draw:style-name="gr14" draw:text-style-name="P7" draw:layer="controls" svg:x1="15.4cm" svg:y1="6cm" svg:x2="15.5cm" svg:y2="6cm">
            <text:p/>
          </draw:line>
          <draw:path draw:style-name="gr14" draw:text-style-name="P7" draw:layer="controls" svg:width="1.043cm" svg:height="0.078cm" draw:transform="rotate (-1.86226631187795) translate (15.800013190553cm 5.00000395735555cm)" svg:viewBox="0 0 1044 79" svg:d="M0 0c29 96 661 115 1044 0">
            <text:p/>
          </draw:path>
          <draw:path draw:style-name="gr14" draw:text-style-name="P7" draw:layer="controls" svg:width="0.582cm" svg:height="0.091cm" draw:transform="rotate (2.11115026321234) translate (16.0212598599309cm 5.54723706330813cm)" svg:viewBox="0 0 583 92" svg:d="M0 92c51-86 326-155 583 0">
            <text:p/>
          </draw:path>
          <draw:line draw:style-name="gr14" draw:text-style-name="P7" draw:layer="controls" svg:x1="16.5cm" svg:y1="5.5cm" svg:x2="16.1cm" svg:y2="5.5cm">
            <text:p/>
          </draw:line>
          <draw:path draw:style-name="gr14" draw:text-style-name="P7" draw:layer="controls" svg:width="0.848cm" svg:height="0.245cm" draw:transform="rotate (-0.785398163397449) translate (16.6cm 5.4cm)" svg:viewBox="0 0 849 246" svg:d="M0 141c212 213 636 71 849-141">
            <text:p/>
          </draw:path>
        </draw:g>
        <draw:frame draw:style-name="gr18" draw:text-style-name="P9" draw:layer="controls" svg:width="1.4cm" svg:height="0.607cm" svg:x="11.9cm" svg:y="7.212cm">
          <draw:text-box>
            <text:p><text:span text:style-name="T2">RS</text:span><text:span text:style-name="T2">T</text:span></text:p>
          </draw:text-box>
        </draw:frame>
        <draw:frame draw:style-name="gr19" draw:text-style-name="P9" draw:layer="controls" svg:width="1.4cm" svg:height="0.963cm" svg:x="11.9cm" svg:y="5.719cm">
          <draw:text-box>
            <text:p><text:span text:style-name="T2">TRI</text:span><text:span text:style-name="T2">G</text:span></text:p>
          </draw:text-box>
        </draw:frame>
        <draw:frame draw:style-name="gr18" draw:text-style-name="P9" draw:layer="controls" svg:width="1.2cm" svg:height="0.607cm" svg:x="13cm" svg:y="5.712cm">
          <draw:text-box>
            <text:p><text:span text:style-name="T2">EN</text:span><text:span text:style-name="T2">V</text:span></text:p>
          </draw:text-box>
        </draw:frame>
        <draw:frame draw:style-name="gr18" draw:text-style-name="P9" draw:layer="controls" svg:width="1.2cm" svg:height="0.607cm" svg:x="5.4cm" svg:y="4.512cm">
          <draw:text-box>
            <text:p><text:span text:style-name="T2">OU</text:span><text:span text:style-name="T2">T</text:span></text:p>
          </draw:text-box>
        </draw:frame>
        <draw:frame draw:style-name="gr19" draw:text-style-name="P9" draw:layer="controls" svg:width="1.4cm" svg:height="0.963cm" svg:x="5.3cm" svg:y="2.756cm">
          <draw:text-box>
            <text:p><text:span text:style-name="T2">TRI</text:span><text:span text:style-name="T2">G</text:span></text:p>
          </draw:text-box>
        </draw:frame>
        <draw:frame draw:style-name="gr18" draw:text-style-name="P9" draw:layer="controls" svg:width="1.4cm" svg:height="0.607cm" svg:x="6.3cm" svg:y="5.019cm">
          <draw:text-box>
            <text:p><text:span text:style-name="T2">Lo</text:span><text:span text:style-name="T2">op</text:span></text:p>
          </draw:text-box>
        </draw:frame>
        <draw:frame draw:style-name="gr18" draw:text-style-name="P9" draw:layer="controls" svg:width="1.4cm" svg:height="0.607cm" svg:x="6.3cm" svg:y="6.519cm">
          <draw:text-box>
            <text:p><text:span text:style-name="T2">Gat</text:span><text:span text:style-name="T2">e</text:span></text:p>
          </draw:text-box>
        </draw:frame>
        <draw:frame draw:style-name="gr20" draw:text-style-name="P9" draw:layer="controls" svg:width="2.2cm" svg:height="0.619cm" svg:x="7.7cm" svg:y="1.9cm">
          <draw:text-box>
            <text:p><text:span text:style-name="T2">Co</text:span><text:span text:style-name="T2">mp</text:span><text:span text:style-name="T2">ara</text:span><text:span text:style-name="T2">tor</text:span></text:p>
          </draw:text-box>
        </draw:frame>
        <draw:line draw:style-name="gr10" draw:text-style-name="P7" draw:layer="controls" svg:x1="9.5cm" svg:y1="3.219cm" svg:x2="9cm" svg:y2="3.219cm">
          <text:p/>
        </draw:line>
        <draw:custom-shape draw:style-name="gr21" draw:text-style-name="P4" draw:layer="controls" svg:width="2cm" svg:height="2cm" svg:x="4.5cm" svg:y="9.5cm">
          <text:p text:style-name="P3"><text:span text:style-name="T1"/></text:p>
          <text:p text:style-name="P3"><text:span text:style-name="T1">One </text:span><text:span text:style-name="T1">Shot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controls" svg:width="1cm" svg:height="1cm" draw:transform="rotate (1.5707963267949) translate (8cm 10.4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controls" svg:x1="8cm" svg:y1="9.993cm" svg:x2="6.5cm" svg:y2="9.993cm">
          <text:p/>
        </draw:line>
        <draw:line draw:style-name="gr23" draw:text-style-name="P7" draw:layer="layout" svg:x1="5.3cm" svg:y1="12.9cm" svg:x2="5.1cm" svg:y2="12.9cm">
          <text:p/>
        </draw:line>
        <draw:line draw:style-name="gr23" draw:text-style-name="P7" draw:layer="layout" svg:x1="5cm" svg:y1="13.2cm" svg:x2="5.1cm" svg:y2="12.9cm">
          <text:p/>
        </draw:line>
        <draw:line draw:style-name="gr23" draw:text-style-name="P7" draw:layer="layout" svg:x1="5.1cm" svg:y1="13.2cm" svg:x2="5.2cm" svg:y2="12.9cm">
          <text:p/>
        </draw:line>
        <draw:line draw:style-name="gr23" draw:text-style-name="P7" draw:layer="layout" svg:x1="5.1cm" svg:y1="13.2cm" svg:x2="4.9cm" svg:y2="13.2cm">
          <text:p/>
        </draw:line>
        <draw:custom-shape draw:style-name="gr24" draw:text-style-name="P4" draw:layer="controls" svg:width="2cm" svg:height="2.5cm" svg:x="12cm" svg:y="12.493cm">
          <text:p text:style-name="P3"><text:span text:style-name="T1">ADSR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controls" svg:x1="9.2cm" svg:y1="13cm" svg:x2="11.8cm" svg:y2="13cm">
          <text:p/>
        </draw:line>
        <draw:g>
          <draw:line draw:style-name="gr14" draw:text-style-name="P7" draw:layer="controls" svg:x1="11.2cm" svg:y1="12.3cm" svg:x2="11.3cm" svg:y2="12.3cm">
            <text:p/>
          </draw:line>
          <draw:line draw:style-name="gr14" draw:text-style-name="P7" draw:layer="controls" svg:x1="11.3cm" svg:y1="12.8cm" svg:x2="11.3cm" svg:y2="12.3cm">
            <text:p/>
          </draw:line>
          <draw:line draw:style-name="gr14" draw:text-style-name="P7" draw:layer="controls" svg:x1="11.4cm" svg:y1="12.8cm" svg:x2="11.3cm" svg:y2="12.8cm">
            <text:p/>
          </draw:line>
          <draw:path draw:style-name="gr14" draw:text-style-name="P7" draw:layer="controls" svg:width="0.538cm" svg:height="0.125cm" draw:transform="rotate (1.19205987911213) translate (11.2838280204342cm 12.7537695544785cm)" svg:viewBox="0 0 539 126" svg:d="M539 126c-74-186-167-149-539-1">
            <text:p/>
          </draw:path>
          <draw:line draw:style-name="gr14" draw:text-style-name="P7" draw:layer="controls" svg:x1="11.7cm" svg:y1="12.3cm" svg:x2="11.6cm" svg:y2="12.3cm">
            <text:p/>
          </draw:line>
        </draw:g>
        <draw:g>
          <draw:line draw:style-name="gr14" draw:text-style-name="P7" draw:layer="controls" svg:x1="6cm" svg:y1="12.8cm" svg:x2="6.1cm" svg:y2="12.8cm">
            <text:p/>
          </draw:line>
          <draw:line draw:style-name="gr14" draw:text-style-name="P7" draw:layer="controls" svg:x1="6.1cm" svg:y1="12.3cm" svg:x2="6.1cm" svg:y2="12.8cm">
            <text:p/>
          </draw:line>
          <draw:line draw:style-name="gr14" draw:text-style-name="P7" draw:layer="controls" svg:x1="6.9cm" svg:y1="12.3cm" svg:x2="6.1cm" svg:y2="12.3cm">
            <text:p/>
          </draw:line>
          <draw:line draw:style-name="gr14" draw:text-style-name="P7" draw:layer="controls" svg:x1="6.9cm" svg:y1="12.8cm" svg:x2="6.9cm" svg:y2="12.3cm">
            <text:p/>
          </draw:line>
          <draw:line draw:style-name="gr14" draw:text-style-name="P7" draw:layer="controls" svg:x1="7.1cm" svg:y1="12.8cm" svg:x2="6.9cm" svg:y2="12.8cm">
            <text:p/>
          </draw:line>
        </draw:g>
        <draw:line draw:style-name="gr16" draw:text-style-name="P7" draw:layer="controls" svg:x1="5.8cm" svg:y1="13cm" svg:x2="7.5cm" svg:y2="13cm">
          <text:p/>
        </draw:line>
        <draw:custom-shape draw:style-name="gr17" draw:text-style-name="P8" draw:layer="controls" svg:width="0.2cm" svg:height="0.2cm" svg:x="11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controls" svg:width="0.2cm" svg:height="0.2cm" svg:x="12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controls" svg:x1="9cm" svg:y1="9.793cm" svg:x2="14.5cm" svg:y2="9.8cm">
          <text:p/>
        </draw:line>
        <draw:line draw:style-name="gr16" draw:text-style-name="P7" draw:layer="controls" svg:x1="14.5cm" svg:y1="13cm" svg:x2="14cm" svg:y2="12.993cm">
          <text:p/>
        </draw:line>
        <draw:line draw:style-name="gr13" draw:text-style-name="P7" draw:layer="controls" svg:x1="14.5cm" svg:y1="9.8cm" svg:x2="14.5cm" svg:y2="13cm">
          <text:p/>
        </draw:line>
        <draw:line draw:style-name="gr13" draw:text-style-name="P7" draw:layer="controls" svg:x1="4.8cm" svg:y1="12.993cm" svg:x2="4.3cm" svg:y2="12.993cm">
          <text:p/>
        </draw:line>
        <draw:g>
          <draw:line draw:style-name="gr14" draw:text-style-name="P7" draw:layer="controls" svg:x1="14.9cm" svg:y1="13.493cm" svg:x2="15cm" svg:y2="13.493cm">
            <text:p/>
          </draw:line>
          <draw:path draw:style-name="gr14" draw:text-style-name="P7" draw:layer="controls" svg:width="1.043cm" svg:height="0.078cm" draw:transform="rotate (-1.86226631187795) translate (15.300013190553cm 12.4930039573555cm)" svg:viewBox="0 0 1044 79" svg:d="M0 0c29 96 661 115 1044 0">
            <text:p/>
          </draw:path>
          <draw:path draw:style-name="gr14" draw:text-style-name="P7" draw:layer="controls" svg:width="0.582cm" svg:height="0.091cm" draw:transform="rotate (2.11115026321234) translate (15.5212598599309cm 13.0402370633081cm)" svg:viewBox="0 0 583 92" svg:d="M0 92c51-86 326-155 583 0">
            <text:p/>
          </draw:path>
          <draw:line draw:style-name="gr14" draw:text-style-name="P7" draw:layer="controls" svg:x1="16.3cm" svg:y1="12.993cm" svg:x2="15.6cm" svg:y2="12.993cm">
            <text:p/>
          </draw:line>
          <draw:path draw:style-name="gr14" draw:text-style-name="P7" draw:layer="controls" svg:width="0.848cm" svg:height="0.245cm" draw:transform="rotate (-0.785398163397449) translate (16.4cm 12.893cm)" svg:viewBox="0 0 849 246" svg:d="M0 141c212 213 636 71 849-141">
            <text:p/>
          </draw:path>
        </draw:g>
        <draw:frame draw:style-name="gr18" draw:text-style-name="P9" draw:layer="controls" svg:width="1.2cm" svg:height="0.607cm" svg:x="12cm" svg:y="14.493cm">
          <draw:text-box>
            <text:p><text:span text:style-name="T2">R</text:span><text:span text:style-name="T2">S</text:span><text:span text:style-name="T2">T</text:span></text:p>
          </draw:text-box>
        </draw:frame>
        <draw:frame draw:style-name="gr19" draw:text-style-name="P9" draw:layer="controls" svg:width="1.4cm" svg:height="0.963cm" svg:x="11.9cm" svg:y="12.686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18" draw:text-style-name="P9" draw:layer="controls" svg:width="1.2cm" svg:height="0.607cm" svg:x="13cm" svg:y="12.686cm">
          <draw:text-box>
            <text:p><text:span text:style-name="T2">E</text:span><text:span text:style-name="T2">N</text:span><text:span text:style-name="T2">V</text:span></text:p>
          </draw:text-box>
        </draw:frame>
        <draw:frame draw:style-name="gr18" draw:text-style-name="P9" draw:layer="controls" svg:width="1.4cm" svg:height="0.607cm" svg:x="3cm" svg:y="13.393cm">
          <draw:text-box>
            <text:p><text:span text:style-name="T2">Gate</text:span></text:p>
          </draw:text-box>
        </draw:frame>
        <draw:g>
          <draw:line draw:style-name="gr14" draw:text-style-name="P7" draw:layer="controls" svg:x1="1.7cm" svg:y1="13.493cm" svg:x2="1.8cm" svg:y2="13.493cm">
            <text:p/>
          </draw:line>
          <draw:line draw:style-name="gr14" draw:text-style-name="P7" draw:layer="controls" svg:x1="1.8cm" svg:y1="12.993cm" svg:x2="1.8cm" svg:y2="13.493cm">
            <text:p/>
          </draw:line>
          <draw:line draw:style-name="gr14" draw:text-style-name="P7" draw:layer="controls" svg:x1="2.6cm" svg:y1="12.993cm" svg:x2="1.8cm" svg:y2="12.993cm">
            <text:p/>
          </draw:line>
          <draw:line draw:style-name="gr14" draw:text-style-name="P7" draw:layer="controls" svg:x1="2.6cm" svg:y1="13.493cm" svg:x2="2.6cm" svg:y2="12.993cm">
            <text:p/>
          </draw:line>
          <draw:line draw:style-name="gr14" draw:text-style-name="P7" draw:layer="controls" svg:x1="2.8cm" svg:y1="13.493cm" svg:x2="2.6cm" svg:y2="13.493cm">
            <text:p/>
          </draw:line>
        </draw:g>
        <draw:frame draw:style-name="gr18" draw:text-style-name="P9" draw:layer="controls" svg:width="1.2cm" svg:height="0.607cm" svg:x="4.4cm" svg:y="9.7cm">
          <draw:text-box>
            <text:p><text:span text:style-name="T2">OUT</text:span></text:p>
          </draw:text-box>
        </draw:frame>
        <draw:frame draw:style-name="gr18" draw:text-style-name="P9" draw:layer="controls" svg:width="1.4cm" svg:height="0.607cm" svg:x="5.4cm" svg:y="9.7cm">
          <draw:text-box>
            <text:p><text:span text:style-name="T2">T</text:span><text:span text:style-name="T2">R</text:span><text:span text:style-name="T2">I</text:span><text:span text:style-name="T2">G</text:span></text:p>
          </draw:text-box>
        </draw:frame>
        <draw:frame draw:style-name="gr20" draw:text-style-name="P9" draw:layer="controls" svg:width="2.2cm" svg:height="0.619cm" svg:x="7.7cm" svg:y="8.874cm">
          <draw:text-box>
            <text:p><text:span text:style-name="T2">Comp</text:span><text:span text:style-name="T2">arator</text:span></text:p>
          </draw:text-box>
        </draw:frame>
        <draw:line draw:style-name="gr10" draw:text-style-name="P7" draw:layer="controls" svg:x1="9.5cm" svg:y1="10.193cm" svg:x2="9cm" svg:y2="10.193cm">
          <text:p/>
        </draw:line>
        <draw:custom-shape draw:style-name="gr15" draw:text-style-name="P8" draw:layer="controls" svg:width="0.2cm" svg:height="0.2cm" svg:x="3.6cm" svg:y="13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controls" svg:width="0.2cm" svg:height="0.2cm" svg:x="3.6cm" svg:y="1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controls" svg:width="0.2cm" svg:height="0.2cm" svg:x="4.1cm" svg:y="12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controls" svg:x1="4.1cm" svg:y1="13.053cm" svg:x2="3.8cm" svg:y2="13.233cm">
          <text:p/>
        </draw:line>
        <draw:line draw:style-name="gr16" draw:text-style-name="P7" draw:layer="controls" svg:x1="3.5cm" svg:y1="12.693cm" svg:x2="3.6cm" svg:y2="12.693cm">
          <text:p/>
        </draw:line>
        <draw:line draw:style-name="gr16" draw:text-style-name="P7" draw:layer="controls" svg:x1="3.5cm" svg:y1="13.293cm" svg:x2="3.6cm" svg:y2="13.293cm">
          <text:p/>
        </draw:line>
        <draw:line draw:style-name="gr13" draw:text-style-name="P7" draw:layer="controls" svg:x1="3cm" svg:y1="13.293cm" svg:x2="3.5cm" svg:y2="13.293cm">
          <text:p/>
        </draw:line>
        <draw:frame draw:style-name="gr18" draw:text-style-name="P9" draw:layer="controls" svg:width="1.4cm" svg:height="0.607cm" svg:x="3cm" svg:y="11.993cm">
          <draw:text-box>
            <text:p><text:span text:style-name="T2">Loop</text:span></text:p>
          </draw:text-box>
        </draw:frame>
        <draw:line draw:style-name="gr14" draw:text-style-name="P7" draw:layer="controls" svg:x1="3.5cm" svg:y1="12.693cm" svg:x2="2.5cm" svg:y2="12.7cm">
          <text:p/>
        </draw:line>
        <draw:line draw:style-name="gr14" draw:text-style-name="P7" draw:layer="controls" svg:x1="2.5cm" svg:y1="10cm" svg:x2="2.5cm" svg:y2="12.7cm">
          <text:p/>
        </draw:line>
        <draw:line draw:style-name="gr14" draw:text-style-name="P7" draw:layer="controls" svg:x1="4.5cm" svg:y1="10cm" svg:x2="2.5cm" svg:y2="10cm">
          <text:p/>
        </draw:line>
        <draw:line draw:style-name="gr14" draw:text-style-name="P7" draw:layer="controls" svg:x1="9cm" svg:y1="6.019cm" svg:x2="9cm" svg:y2="7.519cm">
          <text:p/>
        </draw:line>
        <draw:path draw:style-name="gr16" draw:text-style-name="P7" draw:layer="controls" svg:width="0.999cm" svg:height="1.099cm" draw:transform="rotate (-1.5707963267949) translate (12cm 15.5cm)" svg:viewBox="0 0 1000 1100" svg:d="M0 1100c400-200 600-200 1000 0 0-700-200-900-500-1100-300 200-500 400-500 1100z">
          <text:p/>
        </draw:path>
        <draw:frame draw:style-name="gr18" draw:text-style-name="P9" draw:layer="controls" svg:width="1.2cm" svg:height="0.607cm" svg:x="13.3cm" svg:y="14.2cm">
          <draw:text-box>
            <text:p><text:span text:style-name="T2">Q</text:span></text:p>
          </draw:text-box>
        </draw:frame>
        <draw:line draw:style-name="gr16" draw:text-style-name="P7" draw:layer="controls" svg:x1="14.5cm" svg:y1="14.5cm" svg:x2="14cm" svg:y2="14.5cm">
          <text:p/>
        </draw:line>
        <draw:g>
          <draw:line draw:style-name="gr14" draw:text-style-name="P7" draw:layer="controls" svg:x1="14.9cm" svg:y1="15cm" svg:x2="15cm" svg:y2="15cm">
            <text:p/>
          </draw:line>
          <draw:line draw:style-name="gr14" draw:text-style-name="P7" draw:layer="controls" svg:x1="15cm" svg:y1="14cm" svg:x2="15cm" svg:y2="15cm">
            <text:p/>
          </draw:line>
          <draw:line draw:style-name="gr14" draw:text-style-name="P7" draw:layer="controls" svg:x1="15.3cm" svg:y1="14cm" svg:x2="15cm" svg:y2="14cm">
            <text:p/>
          </draw:line>
          <draw:line draw:style-name="gr14" draw:text-style-name="P7" draw:layer="controls" svg:x1="15.3cm" svg:y1="15cm" svg:x2="15.3cm" svg:y2="14cm">
            <text:p/>
          </draw:line>
          <draw:line draw:style-name="gr14" draw:text-style-name="P7" draw:layer="controls" svg:x1="17cm" svg:y1="15cm" svg:x2="15.3cm" svg:y2="15cm">
            <text:p/>
          </draw:line>
        </draw:g>
        <draw:line draw:style-name="gr13" draw:text-style-name="P7" draw:layer="controls" svg:x1="14.5cm" svg:y1="18.5cm" svg:x2="14.5cm" svg:y2="14.5cm">
          <text:p/>
        </draw:line>
        <draw:line draw:style-name="gr25" draw:text-style-name="P7" draw:layer="controls" svg:x1="12.5cm" svg:y1="16cm" svg:x2="12.5cm" svg:y2="15.2cm">
          <text:p/>
        </draw:line>
        <draw:line draw:style-name="gr13" draw:text-style-name="P7" draw:layer="controls" svg:x1="12.5cm" svg:y1="16cm" svg:x2="12cm" svg:y2="16cm">
          <text:p/>
        </draw:line>
        <draw:frame draw:style-name="gr18" draw:text-style-name="P11" draw:layer="controls" svg:width="1.5cm" svg:height="0.607cm" svg:x="3cm" svg:y="14.8cm">
          <draw:text-box>
            <text:p text:style-name="P10"><text:span text:style-name="T3">Trigg</text:span><text:span text:style-name="T3">er</text:span></text:p>
          </draw:text-box>
        </draw:frame>
        <draw:custom-shape draw:style-name="gr26" draw:text-style-name="P12" draw:layer="layout" svg:width="0.1cm" svg:height="0.1cm" svg:x="8.947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cm" svg:height="0.607cm" svg:x="8cm" svg:y="4.7cm">
          <draw:text-box>
            <text:p text:style-name="P13"><text:span text:style-name="T2">T</text:span></text:p>
          </draw:text-box>
        </draw:frame>
        <draw:line draw:style-name="gr27" draw:text-style-name="P7" draw:layer="layout" svg:x1="8.7cm" svg:y1="5cm" svg:x2="9cm" svg:y2="5cm">
          <text:p/>
        </draw:line>
        <draw:line draw:style-name="gr27" draw:text-style-name="P7" draw:layer="layout" svg:x1="8.3cm" svg:y1="5cm" svg:x2="8cm" svg:y2="5cm">
          <text:p/>
        </draw:line>
        <draw:frame draw:style-name="gr18" draw:text-style-name="P14" draw:layer="layout" svg:width="1cm" svg:height="0.607cm" svg:x="15.5cm" svg:y="6.093cm">
          <draw:text-box>
            <text:p text:style-name="P13"><text:span text:style-name="T2">T</text:span></text:p>
          </draw:text-box>
        </draw:frame>
        <draw:line draw:style-name="gr27" draw:text-style-name="P7" draw:layer="layout" svg:x1="16.2cm" svg:y1="6.4cm" svg:x2="16.5cm" svg:y2="6.4cm">
          <text:p/>
        </draw:line>
        <draw:line draw:style-name="gr27" draw:text-style-name="P7" draw:layer="layout" svg:x1="15.8cm" svg:y1="6.393cm" svg:x2="15.5cm" svg:y2="6.393cm">
          <text:p/>
        </draw:line>
        <draw:g>
          <draw:line draw:style-name="gr14" draw:text-style-name="P7" draw:layer="layout" svg:x1="3.2cm" svg:y1="6.6cm" svg:x2="3.3cm" svg:y2="6.6cm">
            <text:p/>
          </draw:line>
          <draw:line draw:style-name="gr14" draw:text-style-name="P7" draw:layer="layout" svg:x1="3.3cm" svg:y1="6.1cm" svg:x2="3.3cm" svg:y2="6.6cm">
            <text:p/>
          </draw:line>
          <draw:line draw:style-name="gr14" draw:text-style-name="P7" draw:layer="layout" svg:x1="4.3cm" svg:y1="6.1cm" svg:x2="3.3cm" svg:y2="6.1cm">
            <text:p/>
          </draw:line>
          <draw:line draw:style-name="gr14" draw:text-style-name="P7" draw:layer="layout" svg:x1="4.3cm" svg:y1="6.6cm" svg:x2="4.3cm" svg:y2="6.1cm">
            <text:p/>
          </draw:line>
          <draw:line draw:style-name="gr14" draw:text-style-name="P7" draw:layer="layout" svg:x1="4.5cm" svg:y1="6.6cm" svg:x2="4.3cm" svg:y2="6.6cm">
            <text:p/>
          </draw:line>
        </draw:g>
        <draw:frame draw:style-name="gr18" draw:text-style-name="P9" draw:layer="layout" svg:width="1.4cm" svg:height="0.607cm" svg:x="9.4cm" svg:y="3cm">
          <draw:text-box>
            <text:p><text:span text:style-name="T2">Vre</text:span><text:span text:style-name="T2">f</text:span></text:p>
          </draw:text-box>
        </draw:frame>
        <draw:line draw:style-name="gr23" draw:text-style-name="P7" draw:layer="layout" svg:x1="5.8cm" svg:y1="6.2cm" svg:x2="5.6cm" svg:y2="6.2cm">
          <text:p/>
        </draw:line>
        <draw:line draw:style-name="gr23" draw:text-style-name="P7" draw:layer="layout" svg:x1="5.5cm" svg:y1="6.5cm" svg:x2="5.6cm" svg:y2="6.2cm">
          <text:p/>
        </draw:line>
        <draw:line draw:style-name="gr23" draw:text-style-name="P7" draw:layer="layout" svg:x1="5.6cm" svg:y1="6.5cm" svg:x2="5.7cm" svg:y2="6.2cm">
          <text:p/>
        </draw:line>
        <draw:line draw:style-name="gr23" draw:text-style-name="P7" draw:layer="layout" svg:x1="5.6cm" svg:y1="6.5cm" svg:x2="5.4cm" svg:y2="6.5cm">
          <text:p/>
        </draw:line>
        <draw:line draw:style-name="gr16" draw:text-style-name="P15" draw:layer="layout" svg:x1="8.5cm" svg:y1="14.5cm" svg:x2="9.5cm" svg:y2="14.5cm">
          <text:p/>
        </draw:line>
        <draw:polygon draw:style-name="gr16" draw:text-style-name="P7" draw:layer="layout" svg:width="0cm" svg:height="0cm" svg:x="10cm" svg:y="14.5cm" svg:viewBox="0 0 0 0" draw:points="0,0">
          <text:p/>
        </draw:polygon>
        <draw:line draw:style-name="gr16" draw:text-style-name="P7" draw:layer="layout" svg:x1="3cm" svg:y1="14.5cm" svg:x2="7cm" svg:y2="14.5cm">
          <text:p/>
        </draw:line>
        <draw:g>
          <draw:line draw:style-name="gr14" draw:text-style-name="P7" draw:layer="layout" svg:x1="1.7cm" svg:y1="14.8cm" svg:x2="1.8cm" svg:y2="14.8cm">
            <text:p/>
          </draw:line>
          <draw:line draw:style-name="gr14" draw:text-style-name="P7" draw:layer="layout" svg:x1="1.8cm" svg:y1="14.3cm" svg:x2="1.8cm" svg:y2="14.8cm">
            <text:p/>
          </draw:line>
          <draw:line draw:style-name="gr14" draw:text-style-name="P7" draw:layer="layout" svg:x1="2.6cm" svg:y1="14.3cm" svg:x2="1.8cm" svg:y2="14.3cm">
            <text:p/>
          </draw:line>
          <draw:line draw:style-name="gr14" draw:text-style-name="P7" draw:layer="layout" svg:x1="2.6cm" svg:y1="14.8cm" svg:x2="2.6cm" svg:y2="14.3cm">
            <text:p/>
          </draw:line>
          <draw:line draw:style-name="gr14" draw:text-style-name="P7" draw:layer="layout" svg:x1="2.8cm" svg:y1="14.8cm" svg:x2="2.6cm" svg:y2="14.8cm">
            <text:p/>
          </draw:line>
        </draw:g>
        <draw:custom-shape draw:style-name="gr8" draw:text-style-name="P5" draw:layer="layout" svg:width="1cm" svg:height="1cm" draw:transform="rotate (-1.5707963267949) translate (10.5cm 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6" draw:text-style-name="P7" draw:layer="layout" svg:width="0cm" svg:height="0cm" svg:x="10cm" svg:y="13cm" svg:viewBox="0 0 0 0" draw:points="0,0">
          <text:p/>
        </draw:polygon>
        <draw:line draw:style-name="gr14" draw:text-style-name="P7" draw:layer="layout" svg:x1="11.2cm" svg:y1="14.5cm" svg:x2="10.5cm" svg:y2="14.5cm">
          <text:p/>
        </draw:line>
        <draw:line draw:style-name="gr14" draw:text-style-name="P7" draw:layer="layout" svg:x1="11.2cm" svg:y1="14.5cm" svg:x2="11.2cm" svg:y2="13cm">
          <text:p/>
        </draw:line>
        <draw:g>
          <draw:custom-shape draw:style-name="gr28" draw:text-style-name="P4" draw:layer="layout" svg:width="1cm" svg:height="1.5cm" svg:x="9.5cm" svg:y="1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0.6cm" svg:height="0.607cm" svg:x="9.9cm" svg:y="16.093cm">
            <draw:text-box>
              <text:p><text:span text:style-name="T2">Q</text:span></text:p>
            </draw:text-box>
          </draw:frame>
          <draw:frame draw:style-name="gr29" draw:text-style-name="P9" draw:layer="layout" svg:width="0.6cm" svg:height="0.607cm" svg:x="9.6cm" svg:y="16.1cm">
            <draw:text-box>
              <text:p><text:span text:style-name="T2">S</text:span></text:p>
            </draw:text-box>
          </draw:frame>
          <draw:frame draw:style-name="gr29" draw:text-style-name="P9" draw:layer="layout" svg:width="0.6cm" svg:height="0.607cm" svg:x="9.6cm" svg:y="16.793cm">
            <draw:text-box>
              <text:p><text:span text:style-name="T2">R</text:span></text:p>
            </draw:text-box>
          </draw:frame>
        </draw:g>
        <draw:line draw:style-name="gr13" draw:text-style-name="P7" draw:layer="layout" svg:x1="11cm" svg:y1="16.3cm" svg:x2="10.5cm" svg:y2="16.3cm">
          <text:p/>
        </draw:line>
        <draw:line draw:style-name="gr13" draw:text-style-name="P7" draw:layer="layout" svg:x1="11cm" svg:y1="15.7cm" svg:x2="6cm" svg:y2="15.7cm">
          <text:p/>
        </draw:line>
        <draw:line draw:style-name="gr14" draw:text-style-name="P7" draw:layer="layout" svg:x1="6cm" svg:y1="15.7cm" svg:x2="6cm" svg:y2="13cm">
          <text:p/>
        </draw:line>
        <draw:custom-shape draw:style-name="gr26" draw:text-style-name="P12" draw:layer="layout" svg:width="0.1cm" svg:height="0.1cm" svg:x="5.952cm" svg:y="1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0.1cm" svg:height="0.1cm" svg:x="11.151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4.5cm" svg:y1="18.5cm" svg:x2="12.8cm" svg:y2="18.5cm">
          <text:p/>
        </draw:line>
        <draw:line draw:style-name="gr16" draw:text-style-name="P7" draw:layer="layout" svg:x1="13.6cm" svg:y1="18.5cm" svg:x2="12.8cm" svg:y2="18.5cm">
          <text:p/>
        </draw:line>
        <draw:line draw:style-name="gr14" draw:text-style-name="P7" draw:layer="layout" svg:x1="9cm" svg:y1="16.4cm" svg:x2="9cm" svg:y2="14.5cm">
          <text:p/>
        </draw:line>
        <draw:custom-shape draw:style-name="gr26" draw:text-style-name="P12" draw:layer="layout" svg:width="0.1cm" svg:height="0.1cm" svg:x="8.947cm" svg:y="1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9.5cm" svg:y1="16.4cm" svg:x2="9cm" svg:y2="16.4cm">
          <text:p/>
        </draw:line>
        <draw:line draw:style-name="gr13" draw:text-style-name="P7" draw:layer="layout" svg:x1="9.5cm" svg:y1="18.5cm" svg:x2="9cm" svg:y2="18.5cm">
          <text:p/>
        </draw:line>
        <draw:line draw:style-name="gr14" draw:text-style-name="P7" draw:layer="layout" svg:x1="9cm" svg:y1="18.5cm" svg:x2="9cm" svg:y2="17.1cm">
          <text:p/>
        </draw:line>
        <draw:line draw:style-name="gr13" draw:text-style-name="P7" draw:layer="layout" svg:x1="9.5cm" svg:y1="17.1cm" svg:x2="9cm" svg:y2="17.1cm">
          <text:p/>
        </draw:line>
        <draw:custom-shape draw:style-name="gr17" draw:text-style-name="P8" draw:layer="layout" svg:width="0.2cm" svg:height="0.2cm" svg:x="9.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9.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4" draw:text-style-name="P7" draw:layer="layout" svg:x1="8.8cm" svg:y1="13.8cm" svg:x2="8.9cm" svg:y2="13.8cm">
            <text:p/>
          </draw:line>
          <draw:line draw:style-name="gr14" draw:text-style-name="P7" draw:layer="layout" svg:x1="8.9cm" svg:y1="14.3cm" svg:x2="8.9cm" svg:y2="13.8cm">
            <text:p/>
          </draw:line>
          <draw:line draw:style-name="gr14" draw:text-style-name="P7" draw:layer="layout" svg:x1="9cm" svg:y1="14.3cm" svg:x2="8.9cm" svg:y2="14.3cm">
            <text:p/>
          </draw:line>
          <draw:path draw:style-name="gr14" draw:text-style-name="P7" draw:layer="layout" svg:width="0.538cm" svg:height="0.125cm" draw:transform="rotate (1.19205987911213) translate (8.8838280204342cm 14.2537695544785cm)" svg:viewBox="0 0 539 126" svg:d="M539 126c-74-186-167-149-539-1">
            <text:p/>
          </draw:path>
          <draw:line draw:style-name="gr14" draw:text-style-name="P7" draw:layer="layout" svg:x1="9.3cm" svg:y1="13.8cm" svg:x2="9.2cm" svg:y2="13.8cm">
            <text:p/>
          </draw:line>
        </draw:g>
        <draw:g>
          <draw:line draw:style-name="gr14" draw:text-style-name="P7" draw:layer="layout" svg:x1="10.7cm" svg:y1="18.3cm" svg:x2="10.8cm" svg:y2="18.3cm">
            <text:p/>
          </draw:line>
          <draw:line draw:style-name="gr14" draw:text-style-name="P7" draw:layer="layout" svg:x1="10.8cm" svg:y1="17.8cm" svg:x2="10.8cm" svg:y2="18.3cm">
            <text:p/>
          </draw:line>
          <draw:line draw:style-name="gr14" draw:text-style-name="P7" draw:layer="layout" svg:x1="10.9cm" svg:y1="17.8cm" svg:x2="10.8cm" svg:y2="17.8cm">
            <text:p/>
          </draw:line>
          <draw:path draw:style-name="gr14" draw:text-style-name="P7" draw:layer="layout" svg:width="0.538cm" svg:height="0.125cm" draw:transform="rotate (1.94953277447767) translate (10.9831215226048cm 18.3470329015784cm)" svg:viewBox="0 0 539 126" svg:d="M0 126c74-186 167-149 539-1">
            <text:p/>
          </draw:path>
          <draw:line draw:style-name="gr14" draw:text-style-name="P7" draw:layer="layout" svg:x1="11.2cm" svg:y1="18.3cm" svg:x2="11.1cm" svg:y2="18.3cm">
            <text:p/>
          </draw:line>
        </draw:g>
        <draw:custom-shape draw:style-name="gr8" draw:text-style-name="P5" draw:layer="layout" svg:width="1cm" svg:height="1cm" draw:transform="rotate (-1.5707963267949) translate (10.5cm 1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7" draw:layer="layout" svg:x1="10.4cm" svg:y1="18.3cm" svg:x2="10.2cm" svg:y2="18.3cm">
          <text:p/>
        </draw:line>
        <draw:line draw:style-name="gr23" draw:text-style-name="P7" draw:layer="layout" svg:x1="10.1cm" svg:y1="18.6cm" svg:x2="10.2cm" svg:y2="18.3cm">
          <text:p/>
        </draw:line>
        <draw:line draw:style-name="gr23" draw:text-style-name="P7" draw:layer="layout" svg:x1="10.2cm" svg:y1="18.6cm" svg:x2="10.3cm" svg:y2="18.3cm">
          <text:p/>
        </draw:line>
        <draw:line draw:style-name="gr23" draw:text-style-name="P7" draw:layer="layout" svg:x1="10.2cm" svg:y1="18.6cm" svg:x2="10cm" svg:y2="18.6cm">
          <text:p/>
        </draw:line>
        <draw:line draw:style-name="gr13" draw:text-style-name="P7" draw:layer="layout" svg:x1="11.3cm" svg:y1="18.5cm" svg:x2="10.5cm" svg:y2="18.5cm">
          <text:p/>
        </draw:line>
        <draw:g>
          <draw:line draw:style-name="gr14" draw:text-style-name="P7" draw:layer="layout" svg:x1="8.3cm" svg:y1="18cm" svg:x2="8.4cm" svg:y2="18cm">
            <text:p/>
          </draw:line>
          <draw:line draw:style-name="gr14" draw:text-style-name="P7" draw:layer="layout" svg:x1="8.4cm" svg:y1="18.5cm" svg:x2="8.4cm" svg:y2="18cm">
            <text:p/>
          </draw:line>
          <draw:line draw:style-name="gr14" draw:text-style-name="P7" draw:layer="layout" svg:x1="8.6cm" svg:y1="18.5cm" svg:x2="8.4cm" svg:y2="18.5cm">
            <text:p/>
          </draw:line>
          <draw:line draw:style-name="gr14" draw:text-style-name="P7" draw:layer="layout" svg:x1="8.8cm" svg:y1="18cm" svg:x2="8.6cm" svg:y2="18cm">
            <text:p/>
          </draw:line>
          <draw:line draw:style-name="gr14" draw:text-style-name="P7" draw:layer="layout" svg:x1="8.6cm" svg:y1="18.5cm" svg:x2="8.6cm" svg:y2="18cm">
            <text:p/>
          </draw:line>
        </draw:g>
        <draw:g>
          <draw:line draw:style-name="gr14" draw:text-style-name="P7" draw:layer="layout" svg:x1="7cm" svg:y1="13.5cm" svg:x2="7.2cm" svg:y2="13.5cm">
            <text:p/>
          </draw:line>
          <draw:line draw:style-name="gr14" draw:text-style-name="P7" draw:layer="layout" svg:x1="7.2cm" svg:y1="13.1cm" svg:x2="7.2cm" svg:y2="13.5cm">
            <text:p/>
          </draw:line>
          <draw:line draw:style-name="gr14" draw:text-style-name="P7" draw:layer="layout" svg:x1="7.4cm" svg:y1="13.1cm" svg:x2="7.2cm" svg:y2="13.1cm">
            <text:p/>
          </draw:line>
          <draw:line draw:style-name="gr14" draw:text-style-name="P7" draw:layer="layout" svg:x1="7.3cm" svg:y1="13.4cm" svg:x2="7.2cm" svg:y2="13.2cm">
            <text:p/>
          </draw:line>
          <draw:line draw:style-name="gr14" draw:text-style-name="P7" draw:layer="layout" svg:x1="7.2cm" svg:y1="13.2cm" svg:x2="7.1cm" svg:y2="13.4cm">
            <text:p/>
          </draw:line>
        </draw:g>
        <draw:line draw:style-name="gr25" draw:text-style-name="P7" draw:layer="layout" svg:x1="7.7cm" svg:y1="13cm" svg:x2="7.5cm" svg:y2="12.8cm">
          <text:p/>
        </draw:line>
        <draw:line draw:style-name="gr25" draw:text-style-name="P7" draw:layer="layout" svg:x1="7.7cm" svg:y1="13cm" svg:x2="7.5cm" svg:y2="13.2cm">
          <text:p/>
        </draw:line>
        <draw:custom-shape draw:style-name="gr17" draw:text-style-name="P8" draw:layer="layout" svg:width="0.2cm" svg:height="0.2cm" svg:x="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cm" svg:height="1cm" svg:x="7cm" svg:y="14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7.2cm" svg:y1="14.5cm" svg:x2="7cm" svg:y2="14.3cm">
          <text:p/>
        </draw:line>
        <draw:line draw:style-name="gr25" draw:text-style-name="P7" draw:layer="layout" svg:x1="7.2cm" svg:y1="14.5cm" svg:x2="7cm" svg:y2="14.7cm">
          <text:p/>
        </draw:line>
        <draw:custom-shape draw:style-name="gr17" draw:text-style-name="P8" draw:layer="layout" svg:width="0.2cm" svg:height="0.2cm" svg:x="8.5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cm" svg:height="1cm" svg:x="11.3cm" svg:y="18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2.6cm" svg:y1="18.5cm" svg:x2="12.8cm" svg:y2="18.3cm">
          <text:p/>
        </draw:line>
        <draw:line draw:style-name="gr25" draw:text-style-name="P7" draw:layer="layout" svg:x1="12.6cm" svg:y1="18.5cm" svg:x2="12.8cm" svg:y2="18.7cm">
          <text:p/>
        </draw:line>
        <draw:custom-shape draw:style-name="gr17" draw:text-style-name="P8" draw:layer="layout" svg:width="0.2cm" svg:height="0.2cm" svg:x="12.8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4" draw:text-style-name="P7" draw:layer="layout" svg:x1="6.5cm" svg:y1="15cm" svg:x2="6.7cm" svg:y2="15cm">
            <text:p/>
          </draw:line>
          <draw:line draw:style-name="gr14" draw:text-style-name="P7" draw:layer="layout" svg:x1="6.7cm" svg:y1="14.6cm" svg:x2="6.7cm" svg:y2="15cm">
            <text:p/>
          </draw:line>
          <draw:line draw:style-name="gr14" draw:text-style-name="P7" draw:layer="layout" svg:x1="6.9cm" svg:y1="14.6cm" svg:x2="6.7cm" svg:y2="14.6cm">
            <text:p/>
          </draw:line>
          <draw:line draw:style-name="gr14" draw:text-style-name="P7" draw:layer="layout" svg:x1="6.8cm" svg:y1="14.9cm" svg:x2="6.7cm" svg:y2="14.7cm">
            <text:p/>
          </draw:line>
          <draw:line draw:style-name="gr14" draw:text-style-name="P7" draw:layer="layout" svg:x1="6.7cm" svg:y1="14.7cm" svg:x2="6.6cm" svg:y2="14.9cm">
            <text:p/>
          </draw:line>
        </draw:g>
        <draw:g>
          <draw:line draw:style-name="gr14" draw:text-style-name="P7" draw:layer="layout" svg:x1="13.4cm" svg:y1="18.6cm" svg:x2="13.2cm" svg:y2="18.6cm">
            <text:p/>
          </draw:line>
          <draw:line draw:style-name="gr14" draw:text-style-name="P7" draw:layer="layout" svg:x1="13.2cm" svg:y1="19cm" svg:x2="13.2cm" svg:y2="18.6cm">
            <text:p/>
          </draw:line>
          <draw:line draw:style-name="gr14" draw:text-style-name="P7" draw:layer="layout" svg:x1="13cm" svg:y1="19cm" svg:x2="13.2cm" svg:y2="19cm">
            <text:p/>
          </draw:line>
          <draw:line draw:style-name="gr14" draw:text-style-name="P7" draw:layer="layout" svg:x1="13.1cm" svg:y1="18.7cm" svg:x2="13.2cm" svg:y2="18.9cm">
            <text:p/>
          </draw:line>
          <draw:line draw:style-name="gr14" draw:text-style-name="P7" draw:layer="layout" svg:x1="13.2cm" svg:y1="18.9cm" svg:x2="13.3cm" svg:y2="18.7cm">
            <text:p/>
          </draw:line>
        </draw:g>
        <draw:custom-shape draw:style-name="gr17" draw:text-style-name="P8" draw:layer="layout" svg:width="0.2cm" svg:height="0.2cm" svg:x="9.3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3cm" svg:height="4cm" svg:x="5cm" svg:y="20.5cm">
          <text:p/>
          <draw:enhanced-geometry svg:viewBox="0 0 21600 21600" draw:type="rectangle" draw:enhanced-path="M 0 0 L 21600 0 21600 21600 0 21600 0 0 Z N"/>
        </draw:custom-shape>
        <draw:g>
          <draw:line draw:style-name="gr14" draw:text-style-name="P7" draw:layer="layout" svg:x1="3.799cm" svg:y1="22.5cm" svg:x2="3.975cm" svg:y2="22.5cm">
            <text:p/>
          </draw:line>
          <draw:path draw:style-name="gr14" draw:text-style-name="P7" draw:layer="layout" svg:width="1.58cm" svg:height="0.131cm" draw:transform="skewX (-0.0598647933434055) rotate (-1.89385677133905) translate (4.50214982662643cm 21.0006399169403cm)" svg:viewBox="0 0 1581 132" svg:d="M0 2c44 159 1001 189 1581-2">
            <text:p/>
          </draw:path>
          <draw:path draw:style-name="gr14" draw:text-style-name="P7" draw:layer="layout" svg:width="0.859cm" svg:height="0.145cm" draw:transform="skewX (0.152890842474703) rotate (2.18899194785129) translate (4.86753279382306cm 21.7661907840201cm)" svg:viewBox="0 0 860 146" svg:d="M0 146c75-136 480-246 860-1">
            <text:p/>
          </draw:path>
          <draw:line draw:style-name="gr14" draw:text-style-name="P7" draw:layer="layout" svg:x1="6.3cm" svg:y1="21.7cm" svg:x2="5cm" svg:y2="21.7cm">
            <text:p/>
          </draw:line>
          <draw:path draw:style-name="gr14" draw:text-style-name="P7" draw:layer="layout" svg:width="1.406cm" svg:height="0.407cm" draw:transform="skewX (0.0685914396033772) rotate (-0.751189710058359) translate (6.47106972821603cm 21.5400046265997cm)" svg:viewBox="0 0 1407 408" svg:d="M0 233c351 352 1054 118 1407-233">
            <text:p/>
          </draw:path>
        </draw:g>
        <draw:g>
          <draw:line draw:style-name="gr14" draw:text-style-name="P7" draw:layer="layout" svg:x1="3.8cm" svg:y1="23.5cm" svg:x2="4cm" svg:y2="23.5cm">
            <text:p/>
          </draw:line>
          <draw:line draw:style-name="gr14" draw:text-style-name="P7" draw:layer="layout" svg:x1="4cm" svg:y1="23cm" svg:x2="4cm" svg:y2="23.5cm">
            <text:p/>
          </draw:line>
          <draw:line draw:style-name="gr14" draw:text-style-name="P7" draw:layer="layout" svg:x1="6.3cm" svg:y1="23cm" svg:x2="4cm" svg:y2="23cm">
            <text:p/>
          </draw:line>
          <draw:line draw:style-name="gr14" draw:text-style-name="P7" draw:layer="layout" svg:x1="6.3cm" svg:y1="23.5cm" svg:x2="6.3cm" svg:y2="23cm">
            <text:p/>
          </draw:line>
          <draw:line draw:style-name="gr14" draw:text-style-name="P7" draw:layer="layout" svg:x1="7.5cm" svg:y1="23.5cm" svg:x2="6.3cm" svg:y2="23.5cm">
            <text:p/>
          </draw:line>
        </draw:g>
        <draw:g>
          <draw:line draw:style-name="gr14" draw:text-style-name="P7" draw:layer="layout" svg:x1="7.8cm" svg:y1="22.5cm" svg:x2="7.976cm" svg:y2="22.5cm">
            <text:p/>
          </draw:line>
          <draw:path draw:style-name="gr14" draw:text-style-name="P7" draw:layer="layout" svg:width="1.305cm" svg:height="0.117cm" draw:transform="skewX (-0.428827397215007) rotate (-2.14099539342144) translate (8.7058412875036cm 21.400831338321cm)" svg:viewBox="0 0 1306 118" svg:d="M0 5c264 145 979 158 1306-5">
            <text:p/>
          </draw:path>
          <draw:path draw:style-name="gr14" draw:text-style-name="P7" draw:layer="layout" svg:width="1.7cm" svg:height="0.301cm" draw:transform="skewX (0.571944395878542) rotate (2.43787589918568) translate (9.65634226619249cm 22.6039776539713cm)" svg:viewBox="0 0 1701 302" svg:d="M0 302c148-281 950-507 1701-2">
            <text:p/>
          </draw:path>
        </draw:g>
        <draw:g>
          <draw:line draw:style-name="gr14" draw:text-style-name="P7" draw:layer="layout" svg:x1="7.801cm" svg:y1="23.5cm" svg:x2="8.001cm" svg:y2="23.5cm">
            <text:p/>
          </draw:line>
          <draw:line draw:style-name="gr14" draw:text-style-name="P7" draw:layer="layout" svg:x1="8.001cm" svg:y1="23cm" svg:x2="8.001cm" svg:y2="23.5cm">
            <text:p/>
          </draw:line>
          <draw:line draw:style-name="gr14" draw:text-style-name="P7" draw:layer="layout" svg:x1="8.7cm" svg:y1="23cm" svg:x2="8.001cm" svg:y2="23cm">
            <text:p/>
          </draw:line>
          <draw:line draw:style-name="gr14" draw:text-style-name="P7" draw:layer="layout" svg:x1="8.7cm" svg:y1="23.5cm" svg:x2="8.7cm" svg:y2="23cm">
            <text:p/>
          </draw:line>
          <draw:line draw:style-name="gr14" draw:text-style-name="P7" draw:layer="layout" svg:x1="10cm" svg:y1="23.5cm" svg:x2="8.7cm" svg:y2="23.5cm">
            <text:p/>
          </draw:line>
        </draw:g>
        <draw:frame draw:style-name="gr31" draw:text-style-name="P17" draw:layer="layout" svg:width="0.9cm" svg:height="0.742cm" svg:x="3.8cm" svg:y="20.4cm">
          <draw:text-box>
            <text:p text:style-name="P16"><text:span text:style-name="T4">A</text:span></text:p>
          </draw:text-box>
        </draw:frame>
        <draw:frame draw:style-name="gr31" draw:text-style-name="P17" draw:layer="layout" svg:width="0.8cm" svg:height="0.742cm" svg:x="4.3cm" svg:y="20.4cm">
          <draw:text-box>
            <text:p text:style-name="P16"><text:span text:style-name="T4">D</text:span></text:p>
          </draw:text-box>
        </draw:frame>
        <draw:frame draw:style-name="gr31" draw:text-style-name="P17" draw:layer="layout" svg:width="0.8cm" svg:height="0.742cm" svg:x="5.2cm" svg:y="20.4cm">
          <draw:text-box>
            <text:p text:style-name="P16"><text:span text:style-name="T4">S</text:span></text:p>
          </draw:text-box>
        </draw:frame>
        <draw:frame draw:style-name="gr31" draw:text-style-name="P17" draw:layer="layout" svg:width="1.2cm" svg:height="0.742cm" svg:x="6.3cm" svg:y="20.4cm">
          <draw:text-box>
            <text:p text:style-name="P16"><text:span text:style-name="T4">R</text:span></text:p>
          </draw:text-box>
        </draw:frame>
        <draw:frame draw:style-name="gr31" draw:text-style-name="P17" draw:layer="layout" svg:width="0.9cm" svg:height="0.742cm" svg:x="7.9cm" svg:y="20.4cm">
          <draw:text-box>
            <text:p text:style-name="P16"><text:span text:style-name="T4">A</text:span></text:p>
          </draw:text-box>
        </draw:frame>
        <draw:frame draw:style-name="gr31" draw:text-style-name="P17" draw:layer="layout" svg:width="1.3cm" svg:height="0.742cm" svg:x="8.7cm" svg:y="20.4cm">
          <draw:text-box>
            <text:p text:style-name="P16"><text:span text:style-name="T4">R</text:span></text:p>
          </draw:text-box>
        </draw:frame>
        <draw:frame draw:style-name="gr32" draw:text-style-name="P19" draw:layer="layout" svg:width="2.2cm" svg:height="0.9cm" svg:x="1.5cm" svg:y="22.9cm">
          <draw:text-box>
            <text:p text:style-name="P18"><text:span text:style-name="T4">ga</text:span><text:span text:style-name="T4">te</text:span></text:p>
          </draw:text-box>
        </draw:frame>
        <draw:frame draw:style-name="gr32" draw:text-style-name="P19" draw:layer="layout" svg:width="2.7cm" svg:height="0.9cm" svg:x="1cm" svg:y="21.5cm">
          <draw:text-box>
            <text:p text:style-name="P18"><text:span text:style-name="T4">en</text:span><text:span text:style-name="T4">ve</text:span><text:span text:style-name="T4">lo</text:span><text:span text:style-name="T4">p</text:span><text:span text:style-name="T4">e</text:span></text:p>
          </draw:text-box>
        </draw:frame>
        <draw:custom-shape draw:style-name="gr2" draw:text-style-name="P2" draw:layer="layout" svg:width="0.5cm" svg:height="4cm" svg:x="10.5cm" svg:y="20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4cm" svg:x="11cm" svg:y="20.5cm">
          <text:p/>
          <draw:enhanced-geometry svg:viewBox="0 0 21600 21600" draw:type="rectangle" draw:enhanced-path="M 0 0 L 21600 0 21600 21600 0 21600 0 0 Z N"/>
        </draw:custom-shape>
        <draw:g>
          <draw:line draw:style-name="gr14" draw:text-style-name="P7" draw:layer="layout" svg:x1="10.3cm" svg:y1="22.5cm" svg:x2="10.476cm" svg:y2="22.5cm">
            <text:p/>
          </draw:line>
          <draw:path draw:style-name="gr14" draw:text-style-name="P7" draw:layer="layout" svg:width="1.709cm" svg:height="0.44cm" draw:transform="skewX (-0.428827397215007) rotate (-2.14099539342144) translate (11.4241635855097cm 21.0603674177638cm)" svg:viewBox="0 0 1710 441" svg:d="M0 390c155 198 1384-227 1710-390">
            <text:p/>
          </draw:path>
          <draw:path draw:style-name="gr14" draw:text-style-name="P7" draw:layer="layout" svg:width="2.225cm" svg:height="0.508cm" draw:transform="skewX (0.571944395878542) rotate (2.43787589918568) translate (12.1174203906184cm 22.6163095129491cm)" svg:viewBox="0 0 2226 509" svg:d="M0 336c311-582 1476-332 2226 173">
            <text:p/>
          </draw:path>
        </draw:g>
        <draw:g>
          <draw:line draw:style-name="gr14" draw:text-style-name="P7" draw:layer="layout" svg:x1="10.301cm" svg:y1="24.5cm" svg:x2="10.501cm" svg:y2="24.5cm">
            <text:p/>
          </draw:line>
          <draw:line draw:style-name="gr14" draw:text-style-name="P7" draw:layer="layout" svg:x1="10.501cm" svg:y1="24cm" svg:x2="10.501cm" svg:y2="24.5cm">
            <text:p/>
          </draw:line>
          <draw:line draw:style-name="gr14" draw:text-style-name="P7" draw:layer="layout" svg:x1="10.8cm" svg:y1="24cm" svg:x2="10.501cm" svg:y2="24cm">
            <text:p/>
          </draw:line>
          <draw:line draw:style-name="gr14" draw:text-style-name="P7" draw:layer="layout" svg:x1="10.8cm" svg:y1="24.5cm" svg:x2="10.8cm" svg:y2="24cm">
            <text:p/>
          </draw:line>
          <draw:line draw:style-name="gr14" draw:text-style-name="P7" draw:layer="layout" svg:x1="12.5cm" svg:y1="24.5cm" svg:x2="10.8cm" svg:y2="24.5cm">
            <text:p/>
          </draw:line>
          <draw:line draw:style-name="gr14" draw:text-style-name="P7" draw:layer="layout" svg:x1="10.4cm" svg:y1="24.4cm" svg:x2="10.5cm" svg:y2="24.1cm">
            <text:p/>
          </draw:line>
          <draw:line draw:style-name="gr14" draw:text-style-name="P7" draw:layer="layout" svg:x1="10.6cm" svg:y1="24.4cm" svg:x2="10.5cm" svg:y2="24.1cm">
            <text:p/>
          </draw:line>
          <draw:line draw:style-name="gr14" draw:text-style-name="P7" draw:layer="layout" svg:x1="10.8cm" svg:y1="24.5cm" svg:x2="10.8cm" svg:y2="24cm">
            <text:p/>
          </draw:line>
        </draw:g>
        <draw:frame draw:style-name="gr31" draw:text-style-name="P17" draw:layer="layout" svg:width="0.9cm" svg:height="0.742cm" svg:x="10.3cm" svg:y="20.4cm">
          <draw:text-box>
            <text:p text:style-name="P16"><text:span text:style-name="T4">A</text:span></text:p>
          </draw:text-box>
        </draw:frame>
        <draw:frame draw:style-name="gr31" draw:text-style-name="P17" draw:layer="layout" svg:width="1.5cm" svg:height="0.742cm" svg:x="11cm" svg:y="20.4cm">
          <draw:text-box>
            <text:p text:style-name="P16"><text:span text:style-name="T4">R</text:span></text:p>
          </draw:text-box>
        </draw:frame>
        <draw:line draw:style-name="gr14" draw:text-style-name="P7" draw:layer="layout" svg:x1="7.5cm" svg:y1="24.5cm" svg:x2="3.8cm" svg:y2="24.5cm">
          <text:p/>
        </draw:line>
        <draw:frame draw:style-name="gr32" draw:text-style-name="P19" draw:layer="layout" svg:width="2.2cm" svg:height="0.9cm" svg:x="1.5cm" svg:y="23.9cm">
          <draw:text-box>
            <text:p text:style-name="P18"><text:span text:style-name="T4">tri</text:span><text:span text:style-name="T4">gg</text:span><text:span text:style-name="T4">er</text:span></text:p>
          </draw:text-box>
        </draw:frame>
        <draw:line draw:style-name="gr14" draw:text-style-name="P7" draw:layer="layout" svg:x1="10cm" svg:y1="24.5cm" svg:x2="7.8cm" svg:y2="24.5cm">
          <text:p/>
        </draw:line>
        <draw:line draw:style-name="gr14" draw:text-style-name="P7" draw:layer="layout" svg:x1="12.5cm" svg:y1="23.5cm" svg:x2="10.3cm" svg:y2="23.5cm">
          <text:p/>
        </draw:line>
        <draw:custom-shape draw:style-name="gr1" draw:text-style-name="P1" draw:layer="layout" svg:width="0.5cm" svg:height="4cm" svg:x="13.501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4cm" svg:x="13.001cm" svg:y="2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99cm" svg:height="4cm" svg:x="14.001cm" svg:y="20.5cm">
          <text:p/>
          <draw:enhanced-geometry svg:viewBox="0 0 21600 21600" draw:type="rectangle" draw:enhanced-path="M 0 0 L 21600 0 21600 21600 0 21600 0 0 Z N"/>
        </draw:custom-shape>
        <draw:g>
          <draw:line draw:style-name="gr14" draw:text-style-name="P7" draw:layer="layout" svg:x1="12.8cm" svg:y1="22.5cm" svg:x2="12.976cm" svg:y2="22.5cm">
            <text:p/>
          </draw:line>
          <draw:path draw:style-name="gr14" draw:text-style-name="P7" draw:layer="layout" svg:width="1.58cm" svg:height="0.131cm" draw:transform="skewX (-0.0598647933434055) rotate (-1.89385677133905) translate (13.5031498266264cm 21.0006399169403cm)" svg:viewBox="0 0 1581 132" svg:d="M0 2c44 159 1001 189 1581-2">
            <text:p/>
          </draw:path>
          <draw:path draw:style-name="gr14" draw:text-style-name="P7" draw:layer="layout" svg:width="0.859cm" svg:height="0.145cm" draw:transform="skewX (0.152890842474703) rotate (2.18899194785129) translate (13.8685327938231cm 21.7661907840201cm)" svg:viewBox="0 0 860 146" svg:d="M0 146c75-136 480-246 860-1">
            <text:p/>
          </draw:path>
          <draw:line draw:style-name="gr14" draw:text-style-name="P7" draw:layer="layout" svg:x1="15.301cm" svg:y1="21.7cm" svg:x2="15.1cm" svg:y2="21.7cm">
            <text:p/>
          </draw:line>
          <draw:path draw:style-name="gr14" draw:text-style-name="P7" draw:layer="layout" svg:width="1.406cm" svg:height="0.407cm" draw:transform="skewX (0.0685914396033772) rotate (-0.751189710058359) translate (15.472069728216cm 21.5400046265997cm)" svg:viewBox="0 0 1407 408" svg:d="M0 233c351 352 1054 118 1407-233">
            <text:p/>
          </draw:path>
          <draw:path draw:style-name="gr14" draw:text-style-name="P7" draw:layer="layout" svg:width="0.754cm" svg:height="0.095cm" draw:transform="skewX (-0.0598647933434055) rotate (-1.89385677133905) translate (14.6cm 21cm)" svg:viewBox="0 0 755 96" svg:d="M0 0c26 95 562 126 755 62">
            <text:p/>
          </draw:path>
          <draw:line draw:style-name="gr14" draw:text-style-name="P7" draw:layer="layout" svg:x1="14.3cm" svg:y1="21.7cm" svg:x2="14cm" svg:y2="21.7cm">
            <text:p/>
          </draw:line>
          <draw:path draw:style-name="gr14" draw:text-style-name="P7" draw:layer="layout" svg:width="0.859cm" svg:height="0.145cm" draw:transform="skewX (0.152890842474703) rotate (2.18899194785129) translate (14.9675327938231cm 21.7661907840201cm)" svg:viewBox="0 0 860 146" svg:d="M0 146c75-136 480-246 860-1">
            <text:p/>
          </draw:path>
        </draw:g>
        <draw:g>
          <draw:line draw:style-name="gr14" draw:text-style-name="P7" draw:layer="layout" svg:x1="12.801cm" svg:y1="23.5cm" svg:x2="13.001cm" svg:y2="23.5cm">
            <text:p/>
          </draw:line>
          <draw:line draw:style-name="gr14" draw:text-style-name="P7" draw:layer="layout" svg:x1="13.001cm" svg:y1="23cm" svg:x2="13.001cm" svg:y2="23.5cm">
            <text:p/>
          </draw:line>
          <draw:line draw:style-name="gr14" draw:text-style-name="P7" draw:layer="layout" svg:x1="15.301cm" svg:y1="23cm" svg:x2="13.001cm" svg:y2="23cm">
            <text:p/>
          </draw:line>
          <draw:line draw:style-name="gr14" draw:text-style-name="P7" draw:layer="layout" svg:x1="15.301cm" svg:y1="23.5cm" svg:x2="15.301cm" svg:y2="23cm">
            <text:p/>
          </draw:line>
          <draw:line draw:style-name="gr14" draw:text-style-name="P7" draw:layer="layout" svg:x1="16.501cm" svg:y1="23.5cm" svg:x2="15.301cm" svg:y2="23.5cm">
            <text:p/>
          </draw:line>
        </draw:g>
        <draw:g>
          <draw:line draw:style-name="gr14" draw:text-style-name="P7" draw:layer="layout" svg:x1="12.8cm" svg:y1="24.5cm" svg:x2="14.301cm" svg:y2="24.5cm">
            <text:p/>
          </draw:line>
          <draw:line draw:style-name="gr14" draw:text-style-name="P7" draw:layer="layout" svg:x1="14.301cm" svg:y1="24cm" svg:x2="14.301cm" svg:y2="24.5cm">
            <text:p/>
          </draw:line>
          <draw:line draw:style-name="gr14" draw:text-style-name="P7" draw:layer="layout" svg:x1="15cm" svg:y1="24cm" svg:x2="14.301cm" svg:y2="24cm">
            <text:p/>
          </draw:line>
          <draw:line draw:style-name="gr14" draw:text-style-name="P7" draw:layer="layout" svg:x1="15cm" svg:y1="24.5cm" svg:x2="15cm" svg:y2="24cm">
            <text:p/>
          </draw:line>
          <draw:line draw:style-name="gr14" draw:text-style-name="P7" draw:layer="layout" svg:x1="16.5cm" svg:y1="24.5cm" svg:x2="15cm" svg:y2="24.5cm">
            <text:p/>
          </draw:line>
          <draw:line draw:style-name="gr14" draw:text-style-name="P7" draw:layer="layout" svg:x1="14.3cm" svg:y1="24.1cm" svg:x2="14.2cm" svg:y2="24.4cm">
            <text:p/>
          </draw:line>
          <draw:line draw:style-name="gr14" draw:text-style-name="P7" draw:layer="layout" svg:x1="14.3cm" svg:y1="24.1cm" svg:x2="14.4cm" svg:y2="24.4cm">
            <text:p/>
          </draw:line>
        </draw:g>
        <draw:frame draw:style-name="gr31" draw:text-style-name="P17" draw:layer="layout" svg:width="0.9cm" svg:height="0.742cm" svg:x="12.8cm" svg:y="20.4cm">
          <draw:text-box>
            <text:p text:style-name="P16"><text:span text:style-name="T4">A</text:span></text:p>
          </draw:text-box>
        </draw:frame>
        <draw:frame draw:style-name="gr31" draw:text-style-name="P17" draw:layer="layout" svg:width="0.8cm" svg:height="0.742cm" svg:x="13.3cm" svg:y="20.4cm">
          <draw:text-box>
            <text:p text:style-name="P16"><text:span text:style-name="T4">D</text:span></text:p>
          </draw:text-box>
        </draw:frame>
        <draw:frame draw:style-name="gr31" draw:text-style-name="P17" draw:layer="layout" svg:width="0.9cm" svg:height="0.742cm" svg:x="14cm" svg:y="20.4cm">
          <draw:text-box>
            <text:p text:style-name="P16"><text:span text:style-name="T4">A</text:span></text:p>
          </draw:text-box>
        </draw:frame>
        <draw:frame draw:style-name="gr31" draw:text-style-name="P17" draw:layer="layout" svg:width="0.8cm" svg:height="0.742cm" svg:x="14.4cm" svg:y="20.4cm">
          <draw:text-box>
            <text:p text:style-name="P16"><text:span text:style-name="T4">D</text:span></text:p>
          </draw:text-box>
        </draw:frame>
        <draw:frame draw:style-name="gr31" draw:text-style-name="P17" draw:layer="layout" svg:width="0.8cm" svg:height="0.742cm" svg:x="13.7cm" svg:y="20.4cm">
          <draw:text-box>
            <text:p text:style-name="P16"><text:span text:style-name="T4">S</text:span></text:p>
          </draw:text-box>
        </draw:frame>
        <draw:frame draw:style-name="gr31" draw:text-style-name="P17" draw:layer="layout" svg:width="0.8cm" svg:height="0.742cm" svg:x="14.8cm" svg:y="20.4cm">
          <draw:text-box>
            <text:p text:style-name="P16"><text:span text:style-name="T4">S</text:span></text:p>
          </draw:text-box>
        </draw:frame>
        <draw:frame draw:style-name="gr31" draw:text-style-name="P17" draw:layer="layout" svg:width="1.5cm" svg:height="0.742cm" svg:x="15.1cm" svg:y="20.4cm">
          <draw:text-box>
            <text:p text:style-name="P16"><text:span text:style-name="T4">R</text:span></text:p>
          </draw:text-box>
        </draw:frame>
        <draw:frame draw:style-name="gr32" draw:text-style-name="P21" draw:layer="layout" svg:width="3.5cm" svg:height="0.9cm" svg:x="4cm" svg:y="24.6cm">
          <draw:text-box>
            <text:p text:style-name="P20"><text:span text:style-name="T4">(a)</text:span></text:p>
          </draw:text-box>
        </draw:frame>
        <draw:frame draw:style-name="gr32" draw:text-style-name="P21" draw:layer="layout" svg:width="2cm" svg:height="0.9cm" svg:x="8cm" svg:y="24.6cm">
          <draw:text-box>
            <text:p text:style-name="P20"><text:span text:style-name="T4">(b)</text:span></text:p>
          </draw:text-box>
        </draw:frame>
        <draw:frame draw:style-name="gr32" draw:text-style-name="P21" draw:layer="layout" svg:width="2cm" svg:height="0.9cm" svg:x="10.5cm" svg:y="24.6cm">
          <draw:text-box>
            <text:p text:style-name="P20"><text:span text:style-name="T4">(c)</text:span></text:p>
          </draw:text-box>
        </draw:frame>
        <draw:frame draw:style-name="gr32" draw:text-style-name="P21" draw:layer="layout" svg:width="3.5cm" svg:height="0.9cm" svg:x="13cm" svg:y="24.6cm">
          <draw:text-box>
            <text:p text:style-name="P20"><text:span text:style-name="T4">(d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Medium" svg:font-family="'Lato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8T18:03:24.645607844</meta:creation-date>
    <dc:date>2025-11-26T13:34:43.634259171</dc:date>
    <meta:editing-duration>P10DT14H57M14S</meta:editing-duration>
    <meta:editing-cycles>6</meta:editing-cycles>
    <meta:generator>LibreOffice/7.3.7.2$Linux_X86_64 LibreOffice_project/30$Build-2</meta:generator>
    <meta:document-statistic meta:object-count="330"/>
  </office:meta>
</office:document-meta>
</file>